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 Bold1" svg:font-family="'Times New Roman Bold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Table1" style:family="table">
      <style:table-properties style:width="16.51cm" fo:margin-left="0.002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323cm"/>
    </style:style>
    <style:style style:name="Table1.B" style:family="table-column">
      <style:table-column-properties style:column-width="3.304cm"/>
    </style:style>
    <style:style style:name="Table1.C" style:family="table-column">
      <style:table-column-properties style:column-width="3.35cm"/>
    </style:style>
    <style:style style:name="Table1.D" style:family="table-column">
      <style:table-column-properties style:column-width="3.073cm"/>
    </style:style>
    <style:style style:name="Table1.E" style:family="table-column">
      <style:table-column-properties style:column-width="3.461cm"/>
    </style:style>
    <style:style style:name="Table1.1" style:family="table-row">
      <style:table-row-properties style:min-row-height="1.588cm"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3" style:family="table-row">
      <style:table-row-properties style:min-row-height="1.058cm" style:keep-together="true" fo:keep-together="auto"/>
    </style:style>
    <style:style style:name="P1" style:family="paragraph" style:parent-style-name="List_20_Paragraph" style:list-style-name="WWNum3">
      <style:paragraph-properties fo:margin-left="1.27cm" fo:margin-right="0cm" fo:margin-top="0cm" fo:margin-bottom="0.353cm" fo:line-height="115%" fo:text-align="start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2" style:family="paragraph" style:parent-style-name="List_20_Paragraph" style:list-style-name="WWNum9">
      <style:paragraph-properties fo:margin-left="1.27cm" fo:margin-right="0cm" fo:margin-top="0cm" fo:margin-bottom="0.353cm" fo:line-height="115%" fo:text-align="start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3" style:family="paragraph" style:parent-style-name="List_20_Paragraph" style:list-style-name="WWNum15">
      <style:paragraph-properties fo:margin-left="1.27cm" fo:margin-right="0cm" fo:margin-top="0cm" fo:margin-bottom="0.353cm" fo:line-height="115%" fo:text-align="start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4" style:family="paragraph" style:parent-style-name="List_20_Paragraph" style:list-style-name="WWNum5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5" style:family="paragraph" style:parent-style-name="List_20_Paragraph" style:list-style-name="WWNum6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6" style:family="paragraph" style:parent-style-name="List_20_Paragraph" style:list-style-name="WWNum11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7" style:family="paragraph" style:parent-style-name="List_20_Paragraph" style:list-style-name="WWNum12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8" style:family="paragraph" style:parent-style-name="List_20_Paragraph" style:list-style-name="WWNum17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9" style:family="paragraph" style:parent-style-name="List_20_Paragraph" style:list-style-name="WWNum18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10" style:family="paragraph" style:parent-style-name="List_20_Paragraph" style:list-style-name="WWNum19">
      <style:paragraph-properties fo:margin-left="1.164cm" fo:margin-right="0cm" fo:margin-top="0cm" fo:margin-bottom="0.353cm" fo:line-height="115%" fo:text-align="start" style:justify-single-word="false" fo:text-indent="-0.529cm" style:auto-text-indent="false">
        <style:tab-stops>
          <style:tab-stop style:position="1.164cm"/>
        </style:tab-stops>
      </style:paragraph-properties>
    </style:style>
    <style:style style:name="P11" style:family="paragraph" style:parent-style-name="List_20_Paragraph" style:list-style-name="WWNum20">
      <style:paragraph-properties fo:margin-left="1.164cm" fo:margin-right="0cm" fo:margin-top="0cm" fo:margin-bottom="0.353cm" fo:line-height="115%" fo:text-align="start" style:justify-single-word="false" fo:text-indent="-0.529cm" style:auto-text-indent="false"/>
      <style:text-properties style:text-position="0% 0%"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ParaAttribute0">
      <style:paragraph-properties fo:line-height="115%"/>
    </style:style>
    <style:style style:name="P13" style:family="paragraph" style:parent-style-name="ParaAttribute0">
      <style:paragraph-properties fo:line-height="115%"/>
      <style:text-properties fo:font-size="10pt" style:font-size-asian="10pt" style:font-size-complex="10pt"/>
    </style:style>
    <style:style style:name="P14" style:family="paragraph" style:parent-style-name="ParaAttribute0">
      <style:paragraph-properties fo:margin-left="0.002cm" fo:margin-right="0cm" fo:text-indent="-0.002cm" style:auto-text-indent="false"/>
      <style:text-properties fo:font-size="10pt" style:font-size-asian="10pt" style:font-size-complex="10pt"/>
    </style:style>
    <style:style style:name="P15" style:family="paragraph" style:parent-style-name="ParaAttribute0" style:master-page-name="Standard">
      <style:paragraph-properties fo:line-height="115%" style:page-number="auto"/>
    </style:style>
    <style:style style:name="T1" style:family="text">
      <style:text-properties style:font-name="Times New Roman Bold" fo:font-size="14pt" style:font-size-asian="14pt" style:font-size-complex="14pt"/>
    </style:style>
    <style:style style:name="T2" style:family="text">
      <style:text-properties style:font-name="Times New Roman Bold" fo:font-size="14pt" fo:language="en" fo:country="US" style:font-size-asian="14pt" style:font-size-complex="14pt"/>
    </style:style>
    <style:style style:name="T3" style:family="text">
      <style:text-properties style:font-name="Times New Roman Bold" fo:font-size="14pt" style:font-name-asian="Times New Roman Bold1" style:font-size-asian="14pt" style:font-name-complex="Times New Roman Bold1" style:font-size-complex="14pt"/>
    </style:style>
    <style:style style:name="T4" style:family="text">
      <style:text-properties style:font-name="Times New Roman Bold" fo:font-size="12pt" fo:language="en" fo:country="US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fr" fo:country="FR" style:font-size-asian="14pt" style:font-size-complex="14pt"/>
    </style:style>
    <style:style style:name="T8" style:family="text">
      <style:text-properties fo:font-size="14pt" fo:language="it" fo:country="I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 fo:font-size="14pt" fo:language="en" fo:country="US" style:font-size-asian="14pt" style:font-size-complex="14pt"/>
    </style:style>
    <style:style style:name="T11" style:family="text">
      <style:text-properties fo:color="#0000ff" fo:font-size="14pt" fo:language="es" fo:country="ES" style:text-underline-style="solid" style:text-underline-width="auto" style:text-underline-color="#000000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it" fo:country="IT" style:font-size-asian="12pt" style:font-size-complex="12pt"/>
    </style:style>
    <style:style style:name="T15" style:family="text">
      <style:text-properties fo:font-size="12pt" fo:language="fr" fo:country="FR" style:font-size-asian="12pt" style:font-size-complex="12pt"/>
    </style:style>
    <style:style style:name="T16" style:family="text">
      <style:text-properties fo:font-size="12pt" fo:language="de" fo:country="DE" style:font-size-asian="12pt" style:font-size-complex="12pt"/>
    </style:style>
    <style:style style:name="T17" style:family="text"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style:text-underline-style="none" style:letter-kerning="true" style:font-name-asian="Arial Unicode MS" style:font-size-asian="12pt" style:font-name-complex="Arial Unicode MS" style:font-size-complex="12pt"/>
    </style:style>
    <style:style style:name="T18" style:family="text">
      <style:text-properties fo:font-variant="normal" fo:text-transform="none" fo:color="#000000" style:text-outline="false" style:text-line-through-style="none" style:text-position="0% 100%" style:font-name="Times New Roman" fo:font-size="12pt" fo:letter-spacing="normal" style:text-underline-style="none" style:letter-kerning="true" style:font-name-asian="Arial Unicode MS" style:font-size-asian="12pt" style:font-name-complex="Arial Unicode MS" style:font-size-complex="12pt"/>
    </style:style>
    <style:style style:name="T19" style:family="text"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a" fo:country="DK" style:text-underline-style="none" style:letter-kerning="true" style:font-name-asian="Arial Unicode MS" style:font-size-asian="12pt" style:font-name-complex="Arial Unicode MS" style:font-size-complex="12pt"/>
    </style:style>
    <style:style style:name="T20" style:family="text"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nl" fo:country="NL" style:text-underline-style="none" style:letter-kerning="true" style:font-name-asian="Arial Unicode MS" style:font-size-asian="12pt" style:font-name-complex="Arial Unicode MS" style:font-size-complex="12pt"/>
    </style:style>
    <style:style style:name="T21" style:family="text">
      <style:text-properties fo:font-variant="normal" fo:text-transform="none" fo:color="#000000" style:text-outline="false" style:text-line-through-style="none" style:text-position="0% 100%" fo:font-size="10pt" fo:letter-spacing="normal" style:text-underline-style="none" style:letter-kerning="true" style:font-size-asian="10pt" style:font-size-complex="10pt"/>
    </style:style>
    <style:style style:name="T22" style:family="text">
      <style:text-properties fo:font-variant="normal" fo:text-transform="none" fo:color="#000000" style:text-outline="false" style:text-line-through-style="none" style:text-position="super 58%" style:font-name="Times New Roman" fo:font-size="12pt" fo:letter-spacing="normal" style:text-underline-style="none" style:letter-kerning="true" style:font-name-asian="Arial Unicode MS" style:font-size-asian="12pt" style:font-name-complex="Arial Unicode MS" style:font-size-complex="12pt"/>
    </style:style>
    <style:style style:name="T23" style:family="text">
      <style:text-properties fo:font-variant="normal" fo:text-transform="none" fo:color="#000000" style:text-outline="false" style:text-line-through-style="none" style:text-position="super 58%" style:font-name="Times New Roman" fo:font-size="12pt" fo:letter-spacing="normal" fo:language="en" fo:country="US" style:text-underline-style="none" style:letter-kerning="true" style:font-name-asian="Arial Unicode MS" style:font-size-asian="12pt" style:font-name-complex="Arial Unicode MS" style:font-size-complex="12pt"/>
    </style:style>
    <style:style style:name="T24" style:family="text">
      <style:text-properties style:font-name="Times New Roman" fo:font-size="12pt" fo:language="en" fo:country="US" style:font-size-asian="12pt" style:font-size-complex="12pt"/>
    </style:style>
    <style:style style:name="T25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6" style:family="text">
      <style:text-properties style:text-position="0% 0%"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SHILPA G</text:span></text:p>
      <text:p text:style-name="P12"><text:span text:style-name="T5">#65, 7</text:span><text:span text:style-name="T10">th</text:span><text:span text:style-name="T6"> cross, 4</text:span><text:span text:style-name="T10">th</text:span><text:span text:style-name="T6"> main road,</text:span></text:p>
      <text:p text:style-name="P12"><text:span text:style-name="T5">S. R. Nagar, <text:s text:c="41"/>Mobile No: 9738123597</text:span></text:p>
      <text:p text:style-name="P12"><text:span text:style-name="T7">Bangalore-560027 <text:s text:c="31"/>E-mail: </text:span><text:a xlink:type="simple" xlink:href="mailto:shilpagunashekar92@gmail.com" text:style-name="Internet_20_link" text:visited-style-name="Visited_20_Internet_20_Link"><text:span text:style-name="Hyperlink.0"><text:span text:style-name="T11">shilpagunashekar92@gmail.com</text:span></text:span></text:a></text:p>
      <text:p text:style-name="P13"/>
      <text:p text:style-name="P12"><text:span text:style-name="T1">OBJECTIVE:</text:span></text:p>
      <text:p text:style-name="P12"><text:span text:style-name="T13">To work in a challenging atmosphere by exhibiting my skills with utmost sincerity and dedicated smart work for the growth of your esteemed organization along with mine</text:span></text:p>
      <text:p text:style-name="P13"/>
      <text:p text:style-name="P12"><text:span text:style-name="T1">EDUCATIONAL QUALIFICATI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araAttribute1"><text:span text:style-name="T17">Qualification</text:span></text:p>
          </table:table-cell>
          <table:table-cell table:style-name="Table1.A1" office:value-type="string">
            <text:p text:style-name="ParaAttribute1"><text:span text:style-name="T18">University/Board</text:span></text:p>
          </table:table-cell>
          <table:table-cell table:style-name="Table1.A1" office:value-type="string">
            <text:p text:style-name="ParaAttribute1"><text:span text:style-name="T18">Institute </text:span></text:p>
          </table:table-cell>
          <table:table-cell table:style-name="Table1.A1" office:value-type="string">
            <text:p text:style-name="ParaAttribute1"><text:span text:style-name="T17">Year of Passing</text:span></text:p>
          </table:table-cell>
          <table:table-cell table:style-name="Table1.A1" office:value-type="string">
            <text:p text:style-name="ParaAttribute1"><text:span text:style-name="T19">Marks Percentage /CGPA</text:span></text:p>
          </table:table-cell>
        </table:table-row>
        <table:table-row table:style-name="Table1.1">
          <table:table-cell table:style-name="Table1.A1" office:value-type="string">
            <text:p text:style-name="ParaAttribute1"><text:span text:style-name="T20">B.E (Computer Science&amp; Engineering)</text:span></text:p>
          </table:table-cell>
          <table:table-cell table:style-name="Table1.A1" office:value-type="string">
            <text:p text:style-name="ParaAttribute2"><text:span text:style-name="T17">Autonomous</text:span></text:p>
          </table:table-cell>
          <table:table-cell table:style-name="Table1.A1" office:value-type="string">
            <text:p text:style-name="ParaAttribute2"><text:span text:style-name="T18">Nitte Meenakshi</text:span></text:p>
            <text:p text:style-name="ParaAttribute2"><text:span text:style-name="T17">Institute of</text:span></text:p>
            <text:p text:style-name="ParaAttribute2"><text:span text:style-name="T17">Technology</text:span></text:p>
          </table:table-cell>
          <table:table-cell table:style-name="Table1.A1" office:value-type="string">
            <text:p text:style-name="ParaAttribute1"><text:span text:style-name="T18">2014</text:span></text:p>
          </table:table-cell>
          <table:table-cell table:style-name="Table1.A1" office:value-type="string">
            <text:p text:style-name="ParaAttribute1"><text:span text:style-name="T18">9.27/10</text:span></text:p>
          </table:table-cell>
        </table:table-row>
        <table:table-row table:style-name="Table1.3">
          <table:table-cell table:style-name="Table1.A1" office:value-type="string">
            <text:p text:style-name="ParaAttribute1"><text:span text:style-name="T18">2</text:span><text:span text:style-name="T22">nd</text:span><text:span text:style-name="T18"> PU(PCMCs)</text:span></text:p>
          </table:table-cell>
          <table:table-cell table:style-name="Table1.A1" office:value-type="string">
            <text:p text:style-name="ParaAttribute1"><text:span text:style-name="T18">State Board</text:span></text:p>
          </table:table-cell>
          <table:table-cell table:style-name="Table1.A1" office:value-type="string">
            <text:p text:style-name="ParaAttribute1"><text:span text:style-name="T17">S. R. N. Adarsh College</text:span></text:p>
          </table:table-cell>
          <table:table-cell table:style-name="Table1.A1" office:value-type="string">
            <text:p text:style-name="ParaAttribute1"><text:span text:style-name="T18">2010</text:span></text:p>
          </table:table-cell>
          <table:table-cell table:style-name="Table1.A1" office:value-type="string">
            <text:p text:style-name="ParaAttribute1"><text:span text:style-name="T18">88%</text:span></text:p>
          </table:table-cell>
        </table:table-row>
        <table:table-row table:style-name="Table1.3">
          <table:table-cell table:style-name="Table1.A1" office:value-type="string">
            <text:p text:style-name="ParaAttribute1"><text:span text:style-name="T18">10</text:span><text:span text:style-name="T23">th</text:span><text:span text:style-name="T18"> Std.</text:span></text:p>
          </table:table-cell>
          <table:table-cell table:style-name="Table1.A1" office:value-type="string">
            <text:p text:style-name="ParaAttribute1"><text:span text:style-name="T18">State Board</text:span></text:p>
          </table:table-cell>
          <table:table-cell table:style-name="Table1.A1" office:value-type="string">
            <text:p text:style-name="ParaAttribute1"><text:span text:style-name="T17">Nirmala Girls High School</text:span></text:p>
          </table:table-cell>
          <table:table-cell table:style-name="Table1.A1" office:value-type="string">
            <text:p text:style-name="ParaAttribute1"><text:span text:style-name="T18">2008</text:span></text:p>
          </table:table-cell>
          <table:table-cell table:style-name="Table1.A1" office:value-type="string">
            <text:p text:style-name="ParaAttribute1"><text:span text:style-name="T18">80%</text:span></text:p>
          </table:table-cell>
        </table:table-row>
      </table:table>
      <text:p text:style-name="P14"/>
      <text:p text:style-name="P13"/>
      <text:p text:style-name="P12"><text:span text:style-name="T2">JOB EXPERIENCE:</text:span></text:p>
      <text:p text:style-name="P12"><text:span text:style-name="T2"><text:s/></text:span><text:span text:style-name="T24">Job Experience of 8 months in IBM India Pvt. Ltd. as Associate System Engineer as iOS Mobile Application Developer(Apple+IBM).</text:span></text:p>
      <text:p text:style-name="P13"/>
      <text:p text:style-name="P12"><text:span text:style-name="T1">WORK HISTORY:</text:span></text:p>
      <text:p text:style-name="P12"><text:span text:style-name="T4">Projects:</text:span></text:p>
      <text:list xml:id="list2465228457253823723" text:style-name="WWNum3">
        <text:list-item>
          <text:p text:style-name="P1"><text:span text:style-name="T24">Database Management System project on </text:span><text:span text:style-name="T13">“</text:span><text:span text:style-name="T24">Car Sales Management System</text:span><text:span text:style-name="T13">”</text:span><text:span text:style-name="T24">.</text:span></text:p>
        </text:list-item>
      </text:list>
      <text:list xml:id="list8010641938383666571" text:style-name="WWNum5">
        <text:list-item>
          <text:p text:style-name="P4"><text:soft-page-break/><text:span text:style-name="T24">Computer Graphics project on </text:span><text:span text:style-name="T13">“</text:span><text:span text:style-name="T24">OSI Simulation Model</text:span><text:span text:style-name="T13">”</text:span><text:span text:style-name="T24">.</text:span></text:p>
        </text:list-item>
      </text:list>
      <text:list xml:id="list2211872642414367506" text:style-name="WWNum6">
        <text:list-item>
          <text:p text:style-name="P5"><text:span text:style-name="T24">Software engineering project on </text:span><text:span text:style-name="T13">“</text:span><text:span text:style-name="T24">Thinking Cap</text:span><text:span text:style-name="T13">” </text:span><text:span text:style-name="T24">android application.</text:span></text:p>
        </text:list-item>
      </text:list>
      <text:p text:style-name="P12"><text:span text:style-name="T13">Final year project:</text:span></text:p>
      <text:p text:style-name="P12"><text:span text:style-name="T13"><text:s text:c="4"/>Developed an android application to detect accidents using mobile sensors.</text:span></text:p>
      <text:p text:style-name="P13"/>
      <text:p text:style-name="P12"><text:span text:style-name="T1">JOB TALENTS:</text:span></text:p>
      <text:p text:style-name="P12"><text:span text:style-name="T4">Technical Skills:</text:span></text:p>
      <text:list xml:id="list8375859903549943481" text:style-name="WWNum9">
        <text:list-item>
          <text:p text:style-name="P2"><text:span text:style-name="T24">Operating Systems: Windows XP, Windows 7, Windows 8, OpenSUSE Linux, <text:s/>Mac OS</text:span></text:p>
        </text:list-item>
      </text:list>
      <text:list xml:id="list1352324069914127953" text:style-name="WWNum11">
        <text:list-item>
          <text:p text:style-name="P6"><text:span text:style-name="T24">Applications: Microsoft Office.</text:span></text:p>
        </text:list-item>
      </text:list>
      <text:list xml:id="list7533958555697649728" text:style-name="WWNum12">
        <text:list-item>
          <text:p text:style-name="P7"><text:span text:style-name="T24">Languages: C, C++, Java, SQL, VB (2008), Swift</text:span></text:p>
        </text:list-item>
      </text:list>
      <text:p text:style-name="P12"><text:span text:style-name="T4">Personal Strengths:</text:span></text:p>
      <text:list xml:id="list94098287223670023" text:style-name="WWNum15">
        <text:list-item>
          <text:p text:style-name="P3"><text:span text:style-name="T24">Accuracy and attention to details.</text:span></text:p>
        </text:list-item>
      </text:list>
      <text:list xml:id="list8167133859081391469" text:style-name="WWNum17">
        <text:list-item>
          <text:p text:style-name="P8"><text:span text:style-name="T24">Quick learner.</text:span></text:p>
        </text:list-item>
      </text:list>
      <text:list xml:id="list7362543721930988102" text:style-name="WWNum18">
        <text:list-item>
          <text:p text:style-name="P9"><text:span text:style-name="T24">Team player.</text:span></text:p>
        </text:list-item>
      </text:list>
      <text:list xml:id="list5762997379501608702" text:style-name="WWNum19">
        <text:list-item>
          <text:p text:style-name="P10"><text:span text:style-name="T24">Verbal and communication skills.</text:span></text:p>
        </text:list-item>
      </text:list>
      <text:list xml:id="list6432994225366605099" text:style-name="WWNum20">
        <text:list-item>
          <text:p text:style-name="P11"/>
        </text:list-item>
      </text:list>
      <text:p text:style-name="P12"><text:span text:style-name="T1">ACHIEVEMENTS:</text:span></text:p>
      <text:p text:style-name="P12"><text:span text:style-name="T12">“</text:span><text:span text:style-name="T13">Scholastic Excellence</text:span><text:span text:style-name="T12">” </text:span><text:span text:style-name="T13">award in the year 2009.</text:span></text:p>
      <text:p text:style-name="P13"/>
      <text:p text:style-name="P12"><text:span text:style-name="T1">PERSONAL INFORMATION:</text:span></text:p>
      <text:p text:style-name="P12"><text:span text:style-name="T12">DOB: 26/11/1992</text:span></text:p>
      <text:p text:style-name="P12"><text:span text:style-name="T14">Gender: Female.</text:span></text:p>
      <text:p text:style-name="P12"><text:span text:style-name="T13">Father</text:span><text:span text:style-name="T15">’</text:span><text:span text:style-name="T16">s Name: Mr. G Gunashekar.</text:span></text:p>
      <text:p text:style-name="P12"><text:span text:style-name="T13">Nationality: Indian.</text:span></text:p>
      <text:p text:style-name="P12"><text:span text:style-name="T13">Languages known: English, Kannada, Hindi.</text:span></text:p>
      <text:p text:style-name="P13"><text:soft-page-break/></text:p>
      <text:p text:style-name="P12"><text:span text:style-name="T1">DECLARATION:</text:span></text:p>
      <text:p text:style-name="P12"><text:span text:style-name="T13">I hereby declare the above mentioned details are true to the best of my knowledge.</text:span></text:p>
      <text:p text:style-name="P13"/>
      <text:p text:style-name="P12"><text:span text:style-name="T1">DATE: </text:span><text:span text:style-name="T2">24</text:span><text:span text:style-name="T5">-0</text:span><text:span text:style-name="T6">4</text:span><text:span text:style-name="T5">-201</text:span><text:span text:style-name="T6">5</text:span><text:span text:style-name="T5"> <text:s text:c="68"/></text:span><text:span text:style-name="T1">SIGNATURE</text:span></text:p>
      <text:p text:style-name="P12"><text:span text:style-name="T1">PLACE: </text:span><text:span text:style-name="T8">Bangalore <text:s text:c="69"/></text:span><text:span text:style-name="T1">SHILPA. 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 Bold1" svg:font-family="'Times New Roman Bold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IN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fo:padding="0cm" fo:border="none" text:number-lines="true" text:line-number="0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IN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ParaAttribute0" style:family="paragraph" style:default-outline-level="" style:list-style-name="">
      <style:paragraph-properties fo:margin-left="0cm" fo:margin-right="0cm" fo:margin-top="0cm" fo:margin-bottom="0.353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araAttribute1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araAttribute2" style:family="paragraph" style:default-outline-level="" style:list-style-name="">
      <style:paragraph-properties fo:margin-left="1.27cm" fo:margin-right="0cm" fo:margin-top="0cm" fo:margin-bottom="0cm" fo:line-height="100%" fo:text-align="start" style:justify-single-word="false" fo:keep-together="auto" fo:orphans="2" fo:widows="2" fo:hyphenation-ladder-count="no-limit" fo:text-indent="-1.27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List_20_Paragraph" style:display-name="List Paragraph" style:family="paragraph" style:default-outline-level="" style:list-style-name="">
      <style:paragraph-properties fo:margin-left="0.706cm" fo:margin-right="0cm" fo:margin-top="0cm" fo:margin-bottom="0cm" fo:line-height="100%" fo:text-align="justify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바탕" fo:font-size="10pt" fo:letter-spacing="normal" fo:language="en" fo:country="US" fo:font-style="normal" style:text-underline-style="none" fo:font-weight="normal" style:letter-kerning="true" style:font-name-asian="바탕1" style:font-size-asian="10pt" style:font-style-asian="normal" style:font-weight-asian="normal" style:font-name-complex="바탕1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fo:font-size="14pt" style:text-underline-style="solid" style:text-underline-width="auto" style:text-underline-color="#000000" style:font-size-asian="14pt" style:font-size-complex="14pt"/>
    </style:style>
    <style:style style:name="ListLabel_20_1" style:display-name="ListLabel 1" style:family="text">
      <style:text-properties style:text-position="0% 0%" fo:font-size="12pt" style:font-size-asian="12pt" style:font-size-complex="12pt"/>
    </style:style>
    <style:style style:name="ListLabel_20_2" style:display-name="ListLabel 2" style:family="text">
      <style:text-properties style:text-position="0% 0%"/>
    </style:style>
    <style:style style:name="ListLabel_20_3" style:display-name="ListLabel 3" style:family="text">
      <style:text-properties style:text-position="0% 0%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2" style:num-suffix="·" text:bullet-char="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2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2" style:num-suffix="·" text:bullet-char="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2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2" style:num-suffix="·" text:bullet-char="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2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2" style:num-suffix="§" text:bullet-char="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529cm" fo:margin-left="1.164cm"/>
        </style:list-level-properties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529cm" fo:margin-left="2.434cm"/>
        </style:list-level-properties>
      </text:list-level-style-bullet>
      <text:list-level-style-bullet text:level="3" text:style-name="ListLabel_20_3" style:num-suffix="§" text:bullet-char="§">
        <style:list-level-properties text:list-level-position-and-space-mode="label-alignment">
          <style:list-level-label-alignment text:label-followed-by="listtab" fo:text-indent="-0.529cm" fo:margin-left="3.704cm"/>
        </style:list-level-properties>
      </text:list-level-style-bullet>
      <text:list-level-style-bullet text:level="4" text:style-name="ListLabel_20_3" style:num-suffix="·" text:bullet-char="·">
        <style:list-level-properties text:list-level-position-and-space-mode="label-alignment">
          <style:list-level-label-alignment text:label-followed-by="listtab" fo:text-indent="-0.529cm" fo:margin-left="4.974cm"/>
        </style:list-level-properties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529cm" fo:margin-left="6.244cm"/>
        </style:list-level-properties>
      </text:list-level-style-bullet>
      <text:list-level-style-bullet text:level="6" text:style-name="ListLabel_20_3" style:num-suffix="§" text:bullet-char="§">
        <style:list-level-properties text:list-level-position-and-space-mode="label-alignment">
          <style:list-level-label-alignment text:label-followed-by="listtab" fo:text-indent="-0.529cm" fo:margin-left="7.514cm"/>
        </style:list-level-properties>
      </text:list-level-style-bullet>
      <text:list-level-style-bullet text:level="7" text:style-name="ListLabel_20_3" style:num-suffix="·" text:bullet-char="·">
        <style:list-level-properties text:list-level-position-and-space-mode="label-alignment">
          <style:list-level-label-alignment text:label-followed-by="listtab" fo:text-indent="-0.529cm" fo:margin-left="8.784cm"/>
        </style:list-level-properties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529cm" fo:margin-left="10.054cm"/>
        </style:list-level-properties>
      </text:list-level-style-bullet>
      <text:list-level-style-bullet text:level="9" text:style-name="ListLabel_20_3" style:num-suffix="§" text:bullet-char="§">
        <style:list-level-properties text:list-level-position-and-space-mode="label-alignment">
          <style:list-level-label-alignment text:label-followed-by="listtab" fo:text-indent="-0.529cm" fo:margin-left="11.3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3" meta:paragraph-count="60" meta:word-count="252" meta:character-count="1913"/>
    <dc:date>2015-04-24T12:31:01</dc:date>
    <dc:creator>Shilpa </dc:creator>
    <meta:generator>OpenOffice/4.1.1$Unix OpenOffice.org_project/411m6$Build-9775</meta:generator>
  </office:meta>
</office:document-meta>
</file>